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773831066:AAE9jjSHfF78zEa_FFjSgpP3vG5gmeMfLf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4:57:32.852549978</meta:creation-date>
    <dc:date>2022-09-26T14:57:53.825726547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46" meta:non-whitespace-character-count="46"/>
    <meta:generator>LibreOffice/6.4.7.2$Linux_X86_64 LibreOffice_project/40$Build-2</meta:generator>
  </office:meta>
</office:document-meta>
</file>